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faf8" officeooo:paragraph-rsid="0010faf8"/>
    </style:style>
    <style:style style:name="P2" style:family="paragraph" style:parent-style-name="Standard">
      <style:text-properties officeooo:paragraph-rsid="0010faf8"/>
    </style:style>
    <style:style style:name="P3" style:family="paragraph" style:parent-style-name="Standard">
      <style:text-properties officeooo:rsid="0011456d" officeooo:paragraph-rsid="0011456d"/>
    </style:style>
    <style:style style:name="P4" style:family="paragraph" style:parent-style-name="Standard">
      <style:text-properties fo:font-weight="bold" officeooo:rsid="0010faf8" officeooo:paragraph-rsid="0010faf8" style:font-weight-asian="bold" style:font-weight-complex="bold"/>
    </style:style>
    <style:style style:name="P5" style:family="paragraph" style:parent-style-name="Standard">
      <style:text-properties fo:font-weight="bold" officeooo:rsid="0011456d" officeooo:paragraph-rsid="0011456d" style:font-weight-asian="bold" style:font-weight-complex="bold"/>
    </style:style>
    <style:style style:name="T1" style:family="text">
      <style:text-properties officeooo:rsid="0010faf8"/>
    </style:style>
    <style:style style:name="T2" style:family="text">
      <style:text-properties officeooo:rsid="001145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unning the DSOD implementation: </text:p>
      <text:p text:style-name="P4">By: </text:p>
      <text:p text:style-name="P4">1. Nimish Kashyap – 20BRS1049</text:p>
      <text:p text:style-name="P4">2. Rohil Ahuja – 20BRS1204</text:p>
      <text:p text:style-name="P4">3. Nachiket G. Gersappa – 20BRS1070</text:p>
      <text:p text:style-name="P1"/>
      <text:p text:style-name="P5">Steps: </text:p>
      <text:p text:style-name="P1">Step 1: Clone the git repository into a workspace.</text:p>
      <text:p text:style-name="P1"/>
      <text:p text:style-name="P2"><text:span text:style-name="T1"><text:tab/>git clone </text:span><text:a xlink:type="simple" xlink:href="https://github.com/NimishKashyap/dsod-implementation.git" text:style-name="Internet_20_link" text:visited-style-name="Visited_20_Internet_20_Link"><text:span text:style-name="T1">https://github.com/NimishKashyap/</text:span></text:a><text:a xlink:type="simple" xlink:href="https://github.com/NimishKashyap/dsod-implementation.git" text:style-name="Internet_20_link" text:visited-style-name="Visited_20_Internet_20_Link"><text:span text:style-name="T2">dsod-implementation.git</text:span></text:a></text:p>
      <text:p text:style-name="P2"/>
      <text:p text:style-name="P3">Step 2: Run catkin_make in the workspace directory.</text:p>
      <text:p text:style-name="P3"/>
      <text:p text:style-name="P3">Step 3: Install nvidia drivers along with CUDA (Required)</text:p>
      <text:p text:style-name="P3"><text:tab/></text:p>
      <text:p text:style-name="P3"><text:tab/>sudo apt install nvidia-driver-450</text:p>
      <text:p text:style-name="P3"><text:tab/>sudo apt install nvidia-cuda-toolkit </text:p>
      <text:p text:style-name="P3"/>
      <text:p text:style-name="P3">Step 4: Run sim_vehicle.py using:</text:p>
      <text:p text:style-name="P3"><text:tab/>sim_vehicle.py -v ArduCopter -f gazebo-iris –console</text:p>
      <text:p text:style-name="P3"/>
      <text:p text:style-name="P3">Step 5: Run environment using: </text:p>
      <text:p text:style-name="P3"><text:tab/>roslauch iq_sim hills.launch</text:p>
      <text:p text:style-name="P3"/>
      <text:p text:style-name="P3">Step 6: Run DSOD tracker using: <text:line-break/><text:tab/>roslaunch darknet_ros darknet_ros.launch</text:p>
      <text:p text:style-name="P3"/>
      <text:p text:style-name="P3">Step 7: Perform MAVLINK commands to fly the drone and see the object detection in ac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8T20:26:15.757778601</meta:creation-date>
    <dc:date>2023-04-18T15:31:44.572861137</dc:date>
    <meta:editing-duration>PT5H4M4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00" meta:character-count="742" meta:non-whitespace-character-count="644"/>
  </office:meta>
</office:document-meta>
</file>